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Tahoma, Verdana, Arial, sans-serif"/>
    <style:font-face style:name="arial" svg:font-family="arial, sans-serif"/>
    <style:font-face style:name="inherit" svg:font-family="inherit"/>
    <style:font-face style:name="inter" svg:font-family="inter, sans-serif"/>
    <style:font-face style:name="manrope" svg:font-family="manrope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 fo:font-size="18pt" style:font-size-asian="18pt" style:font-size-complex="18pt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2">
      <style:paragraph-properties fo:line-height="150%" fo:text-align="center" style:justify-single-word="false"/>
      <style:text-properties style:font-name="Ubuntu" fo:font-size="18pt" style:font-size-asian="18pt" style:font-size-complex="18pt"/>
    </style:style>
    <style:style style:name="P5" style:family="paragraph" style:parent-style-name="Heading_20_2">
      <style:paragraph-properties fo:line-height="150%"/>
      <style:text-properties fo:text-transform="uppercase" fo:color="#000000" loext:opacity="100%" style:font-name="Ubuntu" fo:font-size="17.1499996185303pt" fo:letter-spacing="normal" fo:font-style="normal" fo:font-weight="bold" officeooo:rsid="001acd39" officeooo:paragraph-rsid="001acd39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e911e" officeooo:paragraph-rsid="001e911e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353535" loext:opacity="100%" style:font-name="Ubuntu" fo:font-size="14pt" fo:letter-spacing="normal" fo:font-style="normal" fo:font-weight="normal" officeooo:paragraph-rsid="002a0d35" style:font-size-asian="14pt" style:font-size-complex="14pt"/>
    </style:style>
    <style:style style:name="P8" style:family="paragraph" style:parent-style-name="Standard">
      <style:paragraph-properties fo:line-height="150%"/>
      <style:text-properties officeooo:paragraph-rsid="00265692"/>
    </style:style>
    <style:style style:name="P9" style:family="paragraph" style:parent-style-name="Standard">
      <style:paragraph-properties fo:line-height="150%"/>
      <style:text-properties officeooo:paragraph-rsid="002cea45"/>
    </style:style>
    <style:style style:name="P10" style:family="paragraph" style:parent-style-name="Standard">
      <style:paragraph-properties fo:line-height="150%"/>
      <style:text-properties style:font-name="Ubuntu" fo:font-size="14pt" officeooo:paragraph-rsid="001acd39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1d2388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201f29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c405a" officeooo:paragraph-rsid="002fb2a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acd39" officeooo:paragraph-rsid="001acd3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acd39" officeooo:paragraph-rsid="001d238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acd39" officeooo:paragraph-rsid="0021feb5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acd39" officeooo:paragraph-rsid="002a0d3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acd39" officeooo:paragraph-rsid="002cea4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1feb5" officeooo:paragraph-rsid="0021feb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48c31" officeooo:paragraph-rsid="00248c31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a0d35" officeooo:paragraph-rsid="002a0d35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cea45" officeooo:paragraph-rsid="002cea45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officeooo:paragraph-rsid="001d2388"/>
    </style:style>
    <style:style style:name="P24" style:family="paragraph" style:parent-style-name="Standard">
      <style:paragraph-properties fo:line-height="150%"/>
      <style:text-properties style:font-name="Ubuntu" officeooo:rsid="0022c3a8" officeooo:paragraph-rsid="00248c31"/>
    </style:style>
    <style:style style:name="P25" style:family="paragraph" style:parent-style-name="Standard">
      <style:paragraph-properties fo:line-height="150%"/>
      <style:text-properties style:font-name="Ubuntu" officeooo:rsid="001acd39" officeooo:paragraph-rsid="001d2388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Ubuntu" fo:font-size="14pt" officeooo:rsid="001acd39" officeooo:paragraph-rsid="002cea45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Ubuntu" fo:font-size="14pt" officeooo:rsid="001acd39" officeooo:paragraph-rsid="002d529f" style:font-size-asian="14pt" style:font-size-complex="14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e911e" fo:background-color="transparent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Ubuntu" fo:font-size="14pt" officeooo:rsid="002d529f" officeooo:paragraph-rsid="002d529f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Ubuntu" fo:font-size="14pt" officeooo:rsid="002a0d35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font-name="Ubuntu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53535" loext:opacity="100%" style:font-name="Ubuntu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.363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53535" loext:opacity="100%" style:font-name="Ubuntu" fo:font-size="14pt" fo:letter-spacing="normal" fo:font-style="normal" fo:font-weight="normal" style:font-size-asian="14pt" style:font-size-complex="14pt"/>
    </style:style>
    <style:style style:name="P34" style:family="paragraph" style:parent-style-name="Text_20_body" style:list-style-name="L1">
      <loext:graphic-properties draw:fill="none" draw:fill-color="#ffffff" draw:opacity="100%"/>
      <style:paragraph-properties fo:margin-top="0cm" fo:margin-bottom="0cm" style:contextual-spacing="false" fo:line-height="150%" fo:text-align="start" style:justify-single-word="false" fo:orphans="2" fo:widows="2" fo:background-color="transparent" fo:padding="0cm" fo:border="none"/>
      <style:text-properties style:font-name="Ubuntu" fo:font-size="14pt" officeooo:paragraph-rsid="0021feb5" style:font-size-asian="14pt" style:font-size-complex="14pt"/>
    </style:style>
    <style:style style:name="P35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/>
      <style:text-properties style:font-name="Ubuntu" fo:font-size="14pt" officeooo:paragraph-rsid="0021feb5" style:font-size-asian="14pt" style:font-size-complex="14pt"/>
    </style:style>
    <style:style style:name="T1" style:family="text">
      <style:text-properties officeooo:rsid="0018bd65"/>
    </style:style>
    <style:style style:name="T2" style:family="text">
      <style:text-properties fo:font-variant="normal" fo:text-transform="none" fo:color="#171923" loext:opacity="100%" fo:letter-spacing="normal" fo:font-style="normal" fo:font-weight="normal"/>
    </style:style>
    <style:style style:name="T3" style:family="text">
      <style:text-properties fo:font-variant="normal" fo:text-transform="none" fo:color="#171923" loext:opacity="100%" fo:letter-spacing="normal" fo:font-style="normal" fo:font-weight="normal" officeooo:rsid="0021feb5"/>
    </style:style>
    <style:style style:name="T4" style:family="text">
      <style:text-properties fo:font-variant="normal" fo:text-transform="none" fo:color="#171923" loext:opacity="100%" fo:font-size="14pt" fo:letter-spacing="normal" fo:font-style="normal" fo:font-weight="normal" officeooo:rsid="001acd39" style:font-size-asian="14pt" style:font-size-complex="14pt"/>
    </style:style>
    <style:style style:name="T5" style:family="text">
      <style:text-properties fo:font-variant="normal" fo:text-transform="none" fo:color="#171923" loext:opacity="100%" fo:font-size="14pt" fo:letter-spacing="normal" fo:font-style="normal" fo:font-weight="normal" officeooo:rsid="00248c31" style:font-size-asian="14pt" style:font-size-complex="14pt"/>
    </style:style>
    <style:style style:name="T6" style:family="text">
      <style:text-properties fo:font-variant="normal" fo:text-transform="none" fo:color="#171923" loext:opacity="100%" fo:font-size="14pt" fo:letter-spacing="normal" fo:font-style="normal" fo:font-weight="normal" officeooo:rsid="001a4ccc" style:font-size-asian="14pt" style:font-size-complex="14pt"/>
    </style:style>
    <style:style style:name="T7" style:family="text">
      <style:text-properties fo:font-variant="normal" fo:text-transform="none" fo:color="#000000" loext:opacity="100%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cea45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acd39" fo:background-color="transparent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84e81" fo:background-color="transparent" loext:char-shading-value="0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cea45" fo:background-color="transparent" loext:char-shading-value="0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fb2ac" fo:background-color="transparent" loext:char-shading-value="0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1acd39" fo:background-color="transparent" loext:char-shading-value="0"/>
    </style:style>
    <style:style style:name="T16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/>
    </style:style>
    <style:style style:name="T17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Ubuntu" fo:letter-spacing="normal" fo:font-style="normal" fo:font-weight="normal" officeooo:rsid="002cea45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Ubuntu" fo:letter-spacing="normal" fo:font-style="normal" fo:font-weight="bold" fo:background-color="transparent" loext:char-shading-value="0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bold" officeooo:rsid="002cea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acd39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84e81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cea45" fo:background-color="transparent" loext:char-shading-value="0" style:font-size-asian="14pt" style:font-size-complex="14pt" loext:padding="0cm" loext:border="none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acd39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acd39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cea45" fo:background-color="transparent" loext:char-shading-value="0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Ubuntu" fo:letter-spacing="normal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Ubuntu" fo:font-size="14pt" fo:letter-spacing="normal" fo:font-style="normal" style:text-underline-style="none" fo:font-weight="normal" officeooo:rsid="001acd39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01f29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/>
    </style:style>
    <style:style style:name="T32" style:family="text">
      <style:text-properties style:font-name="Ubuntu" fo:font-size="14pt" officeooo:rsid="001acd39" style:font-size-asian="14pt" style:font-size-complex="14pt"/>
    </style:style>
    <style:style style:name="T33" style:family="text">
      <style:text-properties style:font-name="Ubuntu" fo:font-size="14pt" officeooo:rsid="00265692" style:font-size-asian="14pt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acd39" style:font-size-asian="14pt" style:font-size-complex="14pt"/>
    </style:style>
    <style:style style:name="T36" style:family="text">
      <style:text-properties fo:font-size="14pt" officeooo:rsid="00248c31" style:font-size-asian="14pt" style:font-size-complex="14pt"/>
    </style:style>
    <style:style style:name="T37" style:family="text">
      <style:text-properties fo:font-size="14pt" officeooo:rsid="00265692" style:font-size-asian="14pt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e911e" style:font-weight-asian="bold" style:font-weight-complex="bold"/>
    </style:style>
    <style:style style:name="T40" style:family="text">
      <style:text-properties fo:font-weight="bold" officeooo:rsid="0021feb5" style:font-weight-asian="bold" style:font-weight-complex="bold"/>
    </style:style>
    <style:style style:name="T41" style:family="text">
      <style:text-properties fo:font-weight="bold" officeooo:rsid="0022c3a8" style:font-weight-asian="bold" style:font-weight-complex="bold"/>
    </style:style>
    <style:style style:name="T42" style:family="text">
      <style:text-properties fo:font-weight="bold" officeooo:rsid="002cea45" style:font-weight-asian="bold" style:font-weight-complex="bold"/>
    </style:style>
    <style:style style:name="T43" style:family="text">
      <style:text-properties officeooo:rsid="001e911e"/>
    </style:style>
    <style:style style:name="T44" style:family="text">
      <style:text-properties officeooo:rsid="001acd39"/>
    </style:style>
    <style:style style:name="T45" style:family="text">
      <style:text-properties officeooo:rsid="0021feb5"/>
    </style:style>
    <style:style style:name="T46" style:family="text">
      <style:text-properties officeooo:rsid="0022c3a8"/>
    </style:style>
    <style:style style:name="T47" style:family="text">
      <style:text-properties officeooo:rsid="002cea4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son 01</text:h>
      <text:p text:style-name="P13">JSON (JavaScript Object Notation) é um formato utilizado para estruturar dados em formato de texto e transmiti-los de um sistema para outro, como em aplicações cliente-servidor, ou seja, fazer a troca de dados entre aplicações de forma simples, leve e rapida. <text:span text:style-name="T14">É</text:span><text:span text:style-name="T15"> um forma</text:span><text:span text:style-name="T12">t</text:span><text:span text:style-name="T15">o de representação de dados composto por </text:span><text:span text:style-name="Strong_20_Emphasis"><text:span text:style-name="T11">chave/valor</text:span></text:span></text:p>
      <text:p text:style-name="P14">_____________________________________________________________________</text:p>
      <text:h text:style-name="P3" text:outline-level="2">O que é .json</text:h>
      <text:p text:style-name="P6">Na pratica .json é um arquivo que contém uma série de dados estruturados em formato texto. É basicamente <text:span text:style-name="T1">uma notação para a transferência de dados que segue um padrão específico.</text:span></text:p>
      <text:p text:style-name="P10"><text:span text:style-name="T7"/></text:p>
      <text:p text:style-name="P28">Os dados contidos em um arquivo no formato JSON devem ser estruturados por meio de uma coleção de pares com nome e valor ou ser uma lista ordenada de valores. Seus elementos devem conter:</text:p>
      <text:p text:style-name="P28"><text:s text:c="5"/><text:span text:style-name="T39">chave -</text:span><text:span text:style-name="T43"> Corresponde ao identificador do conteúdo. Por isso, deve ser </text:span></text:p>
      <text:p text:style-name="P28"><text:span text:style-name="T43"><text:s text:c="5"/>uma string delimitada por aspas</text:span></text:p>
      <text:p text:style-name="P28"><text:s text:c="5"/><text:span text:style-name="T39">valor - </text:span><text:span text:style-name="T43">Representa o conteúdo correspondente e pode conter os <text:s text:c="7"/></text:span></text:p>
      <text:p text:style-name="P28"><text:span text:style-name="T43"><text:s text:c="5"/>seguintes tipos de dados: string, array, object, number, boolean ou null</text:span></text:p>
      <text:p text:style-name="P15">_____________________________________________________________________</text:p>
      <text:h text:style-name="P3" text:outline-level="2">Para que serve</text:h>
      <text:p text:style-name="P12"><text:span text:style-name="T7">A transferência de dados entre aplicações é feita por meio de </text:span><text:span text:style-name="T29">API (Application Programming Interface) que, entre outros formatos, utiliza a notação JSON para estruturar as informações trafegadas.</text:span></text:p>
      <text:list xml:id="list3047355421" text:style-name="L1">
        <text:list-header>
          <text:p text:style-name="P34"><text:span text:style-name="Strong_20_Emphasis"><text:span text:style-name="T17"/></text:span></text:p>
          <text:p text:style-name="P34"><text:soft-page-break/><text:span text:style-name="Strong_20_Emphasis"><text:span text:style-name="T17">O formato JSON também é utilizado para a realização de requisições AJAX</text:span></text:span><text:span text:style-name="Strong_20_Emphasis"><text:span text:style-name="T19"> </text:span></text:span><text:span text:style-name="T16">em </text:span><text:a xlink:type="simple" xlink:href="https://rockcontent.com/br/blog/site/" office:target-frame-name="_blank" xlink:show="new" text:style-name="Internet_20_link" text:visited-style-name="Visited_20_Internet_20_Link"><text:span text:style-name="T27">sites</text:span></text:a><text:span text:style-name="T16">, em que são feitas diferentes interações com o </text:span><text:a xlink:type="simple" xlink:href="https://rockcontent.com/br/blog/banco-de-dados/" office:target-frame-name="_blank" xlink:show="new" text:style-name="Internet_20_link" text:visited-style-name="Visited_20_Internet_20_Link"><text:span text:style-name="T27">banco de dados</text:span></text:a></text:p>
        </text:list-header>
      </text:list>
      <text:p text:style-name="P35"><text:span text:style-name="T7">Outra forma de utilização de arquivos .json é para o gerenciamento de projetos em diferentes linguagens de programação</text:span></text:p>
      <text:p text:style-name="P11"><text:span text:style-name="T44">_____________________________________________________________________</text:span></text:p>
      <text:h text:style-name="P3" text:outline-level="2">Principais caracteristicas</text:h>
      <text:p text:style-name="P19"><text:span text:style-name="T38">Linguagem independente –</text:span> O json é utilizado por qualquer tipo de linguagem de programação, alem disso pode ser manipulado <text:span text:style-name="T2">em diferentes plataformas, como Windows, macOS, Linux, e em vários tipos de sistemas, como em aplicações web e aplicativos móveis</text:span></text:p>
      <text:p text:style-name="P15"/>
      <text:p text:style-name="P19"><text:span text:style-name="T38">Formatação do arquivo -</text:span> <text:span text:style-name="T2">Além da terminação .json em todos os arquivos que utilizam esse formato, os dados armazenados precisam ser organizados com os seguintes elementos básicos:</text:span></text:p>
      <text:p text:style-name="P16"><text:s text:c="5"/><text:span text:style-name="T40">Chaves</text:span><text:span text:style-name="T45"> { } p</text:span><text:span text:style-name="T3">ara delimitar os objetos e obrigatórias para iniciar e encerrar </text:span></text:p>
      <text:p text:style-name="P16"><text:span text:style-name="T3"><text:s text:c="5"/>o conteúdo</text:span></text:p>
      <text:p text:style-name="P15"><text:s text:c="5"/><text:span text:style-name="T40">Colchetes</text:span><text:span text:style-name="T45"> [ ] para indicar um array</text:span></text:p>
      <text:p text:style-name="P15"><text:s text:c="5"/><text:span text:style-name="T41">Dois pontos</text:span><text:span text:style-name="T46"> : para separar a chave e seu valor correspondente</text:span></text:p>
      <text:p text:style-name="P15"><text:s text:c="5"/><text:span text:style-name="T41">Virgula</text:span><text:span text:style-name="T46"> , para indicar a separação entre os elementos</text:span></text:p>
      <text:p text:style-name="P23"><text:span text:style-name="T35">_____________________________________________________________________</text:span></text:p>
      <text:h text:style-name="P2" text:outline-level="1"><text:span text:style-name="T44">P</text:span>orque tem sido mais utilizado</text:h>
      <text:p text:style-name="P24"><text:span text:style-name="T35">P</text:span><text:span text:style-name="T34">ela simplicidade, por ser leve e compacto </text:span><text:span text:style-name="T36">(</text:span><text:span text:style-name="T4">os dados podem ser trafegados de forma rápida e interpretados com facilidade pela aplicação</text:span><text:span text:style-name="T5">) e</text:span><text:span text:style-name="T4"> </text:span><text:span text:style-name="T5">resolve o problema de </text:span><text:span text:style-name="T6">domínio cruzado, que é a impossibilidade de executar requisições AJAX em domínios que não estejam hospedados no mesmo servidor. Existe um recurso chamado JSONP que elimina essa situação com facilidade e permitir a recuperação de informações com essa característica</text:span><text:span text:style-name="T5"> </text:span></text:p>
      <text:p text:style-name="P24"><text:span text:style-name="T5"/></text:p>
      <text:p text:style-name="P25"><text:soft-page-break/><text:span text:style-name="T34">___________________________________________________________________</text:span></text:p>
      <text:h text:style-name="P3" text:outline-level="2">Onde usar</text:h>
      <text:p text:style-name="P20">Ele é usado <text:span text:style-name="T2">em aplicativos móveis, como arquivo de configuração (armazena dados que são verificados em tempo de utilização da aplicação) etc.</text:span></text:p>
      <text:p text:style-name="P23"><text:span text:style-name="T35">_____________________________________________________________________</text:span></text:p>
      <text:h text:style-name="P4" text:outline-level="2"><text:span text:style-name="T44">B</text:span>eneficios</text:h>
      <text:p text:style-name="P8"><text:span text:style-name="T32">L</text:span><text:span text:style-name="T33">eitura mais simples, agilidade na execução e transporte de dados, possui arquivos mais leves e faz o parsing mais fácil</text:span></text:p>
      <text:p text:style-name="P26"><text:span text:style-name="T31">_____________________________________________________________________</text:span></text:p>
      <text:h text:style-name="P3" text:outline-level="2">Como manipular</text:h>
      <text:p text:style-name="P29">1 - Converter uma string para um objeto JSON</text:p>
      <text:p text:style-name="P29">2 - Converter um objeto JSON para string</text:p>
      <text:p text:style-name="P29">3 - Ler os dados dos atributos de um JSON</text:p>
      <text:p text:style-name="P29">4 - Inserir e alterar os dados dos atributos de um JSON</text:p>
      <text:p text:style-name="P27"><text:span text:style-name="T7">_____________________________________________________________________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Tahoma, Verdana, Arial, sans-serif"/>
    <style:font-face style:name="arial" svg:font-family="arial, sans-serif"/>
    <style:font-face style:name="inherit" svg:font-family="inherit"/>
    <style:font-face style:name="inter" svg:font-family="inter, sans-serif"/>
    <style:font-face style:name="manrope" svg:font-family="manrope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4:34:34.084248902</meta:creation-date>
    <dc:date>2023-03-06T09:35:52.531468892</dc:date>
    <meta:editing-duration>PT2H15M5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3" meta:paragraph-count="41" meta:word-count="507" meta:character-count="3635" meta:non-whitespace-character-count="3113"/>
  </office:meta>
</office:document-meta>
</file>